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c7d" officeooo:paragraph-rsid="001efc7d"/>
    </style:style>
    <style:style style:name="P2" style:family="paragraph" style:parent-style-name="Standard">
      <style:paragraph-properties fo:text-align="center" style:justify-single-word="false"/>
      <style:text-properties fo:font-size="16pt" officeooo:rsid="001efc7d" officeooo:paragraph-rsid="001efc7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227269" officeooo:paragraph-rsid="0022726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34065" officeooo:paragraph-rsid="0023406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e78fe" officeooo:paragraph-rsid="002e78f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e78fe" officeooo:paragraph-rsid="002e78fe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d80da" officeooo:paragraph-rsid="002d80da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officeooo:rsid="0028778a" officeooo:paragraph-rsid="002a64c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8778a" officeooo:paragraph-rsid="0028778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a64cc" officeooo:paragraph-rsid="002a64c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c1ea5" officeooo:paragraph-rsid="002a64c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c1ea5" officeooo:paragraph-rsid="002c1ea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f49aa" officeooo:paragraph-rsid="002f49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25fbb" officeooo:paragraph-rsid="002f49a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2cfe7" officeooo:paragraph-rsid="0032cfe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344588" officeooo:paragraph-rsid="0034458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44588" officeooo:paragraph-rsid="003d16f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5a225" officeooo:paragraph-rsid="0035a225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35a225" officeooo:paragraph-rsid="0035a225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7e1e5" officeooo:paragraph-rsid="0037e1e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1efc7d" officeooo:paragraph-rsid="001efc7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34065" officeooo:paragraph-rsid="00234065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26ec19" officeooo:paragraph-rsid="0026ec1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272273" officeooo:paragraph-rsid="0027227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3b083d" officeooo:paragraph-rsid="003b083d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3d16f2" officeooo:paragraph-rsid="003d16f2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3e8531" officeooo:paragraph-rsid="003e853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a64cc" officeooo:paragraph-rsid="002a64c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28778a" officeooo:paragraph-rsid="0028778a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344588" officeooo:paragraph-rsid="00344588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412736" officeooo:paragraph-rsid="00412736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43330c" officeooo:paragraph-rsid="0043330c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28778a" officeooo:paragraph-rsid="0028778a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20pt" officeooo:rsid="001efc7d" officeooo:paragraph-rsid="001efc7d" style:font-size-asian="20pt" style:font-size-complex="20pt"/>
    </style:style>
    <style:style style:name="P35" style:family="paragraph" style:parent-style-name="Standard">
      <style:paragraph-properties fo:text-align="start" style:justify-single-word="false"/>
      <style:text-properties officeooo:rsid="0024c374" officeooo:paragraph-rsid="0024c374"/>
    </style:style>
    <style:style style:name="P36" style:family="paragraph" style:parent-style-name="Standard">
      <style:paragraph-properties fo:text-align="start" style:justify-single-word="false"/>
      <style:text-properties officeooo:rsid="00263c8c" officeooo:paragraph-rsid="00263c8c"/>
    </style:style>
    <style:style style:name="P37" style:family="paragraph" style:parent-style-name="Standard">
      <style:paragraph-properties fo:text-align="start" style:justify-single-word="false"/>
      <style:text-properties officeooo:rsid="00263c8c" officeooo:paragraph-rsid="00272273"/>
    </style:style>
    <style:style style:name="P38" style:family="paragraph" style:parent-style-name="Standard">
      <style:paragraph-properties fo:text-align="start" style:justify-single-word="false"/>
      <style:text-properties officeooo:rsid="00263c8c" officeooo:paragraph-rsid="0028778a"/>
    </style:style>
    <style:style style:name="P39" style:family="paragraph" style:parent-style-name="Standard">
      <style:paragraph-properties fo:text-align="center" style:justify-single-word="false"/>
      <style:text-properties officeooo:rsid="00263c8c" officeooo:paragraph-rsid="0028778a"/>
    </style:style>
    <style:style style:name="P40" style:family="paragraph" style:parent-style-name="Standard">
      <style:paragraph-properties fo:text-align="start" style:justify-single-word="false"/>
      <style:text-properties officeooo:rsid="0028778a" officeooo:paragraph-rsid="0028778a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font-weight="normal" officeooo:rsid="003d16f2" officeooo:paragraph-rsid="003d16f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font-weight="normal" officeooo:rsid="003e8531" officeooo:paragraph-rsid="003d16f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2pt" fo:font-weight="normal" officeooo:rsid="003e8531" officeooo:paragraph-rsid="003e85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2pt" fo:font-weight="normal" officeooo:rsid="003f9e45" officeooo:paragraph-rsid="003e853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2pt" fo:font-weight="normal" officeooo:rsid="0044c60c" officeooo:paragraph-rsid="0044c60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2pt" fo:font-weight="normal" officeooo:rsid="00421891" officeooo:paragraph-rsid="0041273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2pt" fo:font-weight="normal" officeooo:rsid="0043330c" officeooo:paragraph-rsid="0043330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2pt" fo:font-weight="normal" officeooo:rsid="004c8383" officeooo:paragraph-rsid="004c838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2pt" fo:font-weight="normal" officeooo:rsid="004d7be9" officeooo:paragraph-rsid="004e7a0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position="0% 100%" fo:font-size="14pt" fo:font-weight="normal" officeooo:rsid="004ac987" officeooo:paragraph-rsid="004ac98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font-size="14pt" officeooo:rsid="001efc7d" officeooo:paragraph-rsid="001efc7d" style:font-size-asian="14pt" style:font-size-complex="14pt"/>
    </style:style>
    <style:style style:name="P52" style:family="paragraph" style:parent-style-name="Standard">
      <style:paragraph-properties fo:text-align="center" style:justify-single-word="false" fo:break-before="page"/>
      <style:text-properties fo:font-size="16pt" officeooo:rsid="002d80da" officeooo:paragraph-rsid="002d80da" style:font-size-asian="14pt" style:font-size-complex="16pt"/>
    </style:style>
    <style:style style:name="P53" style:family="paragraph" style:parent-style-name="Standard">
      <style:paragraph-properties fo:text-align="center" style:justify-single-word="false" fo:break-before="page"/>
      <style:text-properties fo:font-size="16pt" officeooo:rsid="002e78fe" officeooo:paragraph-rsid="002e78fe" style:font-size-asian="14pt" style:font-size-complex="16pt"/>
    </style:style>
    <style:style style:name="P54" style:family="paragraph" style:parent-style-name="Standard">
      <style:paragraph-properties fo:text-align="center" style:justify-single-word="false"/>
      <style:text-properties style:text-position="0% 100%" fo:font-size="12pt" fo:font-weight="normal" officeooo:rsid="004fedf1" officeooo:paragraph-rsid="004e7a0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fo:font-size="12pt" fo:font-weight="normal" officeooo:rsid="004d7be9" officeooo:paragraph-rsid="004e7a04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fo:font-size="12pt" fo:font-weight="normal" officeooo:rsid="00601d1b" officeooo:paragraph-rsid="00601d1b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4fedf1" officeooo:paragraph-rsid="004e7a0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officeooo:paragraph-rsid="004e7a04"/>
    </style:style>
    <style:style style:name="P59" style:family="paragraph" style:parent-style-name="Standard">
      <style:paragraph-properties fo:text-align="start" style:justify-single-word="false"/>
      <style:text-properties officeooo:paragraph-rsid="005e84b1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officeooo:paragraph-rsid="004e7a04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officeooo:rsid="005e84b1" officeooo:paragraph-rsid="005e84b1" style:font-size-asian="12pt" style:font-size-complex="12pt"/>
    </style:style>
    <style:style style:name="P62" style:family="paragraph" style:parent-style-name="Alizarin_7e_LT_7e_Gliederung_20_1">
      <style:paragraph-properties fo:text-align="center" style:justify-single-word="false"/>
      <style:text-properties style:text-position="0% 100%" style:font-name="Liberation Serif" fo:font-size="12pt" fo:font-weight="normal" officeooo:rsid="004fedf1" officeooo:paragraph-rsid="004e7a04" style:font-size-asian="12pt" style:font-weight-asian="normal" style:font-size-complex="12pt" style:font-weight-complex="normal"/>
    </style:style>
    <style:style style:name="P63" style:family="paragraph" style:parent-style-name="Alizarin_7e_LT_7e_Gliederung_20_1">
      <style:paragraph-properties fo:margin-left="0in" fo:margin-right="0in" fo:text-indent="0in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officeooo:rsid="00263c8c"/>
    </style:style>
    <style:style style:name="T2" style:family="text">
      <style:text-properties officeooo:rsid="0026ec19"/>
    </style:style>
    <style:style style:name="T3" style:family="text">
      <style:text-properties officeooo:rsid="00272273"/>
    </style:style>
    <style:style style:name="T4" style:family="text">
      <style:text-properties officeooo:rsid="00287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78a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885e6"/>
    </style:style>
    <style:style style:name="T9" style:family="text">
      <style:text-properties officeooo:rsid="00325fbb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sub 58%" fo:font-size="12pt" style:font-size-asian="12pt" style:font-size-complex="12pt"/>
    </style:style>
    <style:style style:name="T13" style:family="text">
      <style:text-properties style:text-position="sub 58%" fo:font-size="12pt" officeooo:rsid="00344588" style:font-size-asian="12pt" style:font-size-complex="12pt"/>
    </style:style>
    <style:style style:name="T14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text-position="sub 58%" fo:font-size="12pt" fo:font-weight="normal" officeooo:rsid="00344588" style:font-size-asian="12pt" style:font-weight-asian="normal" style:font-size-complex="12pt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size="12pt" style:font-size-asian="12pt" style:font-size-complex="12pt"/>
    </style:style>
    <style:style style:name="T19" style:family="text">
      <style:text-properties style:text-position="0% 100%" fo:font-size="12pt" officeooo:rsid="00344588" style:font-size-asian="12pt" style:font-size-complex="12pt"/>
    </style:style>
    <style:style style:name="T20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344588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fo:font-weight="normal" officeooo:rsid="003e8531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fo:font-weight="normal" officeooo:rsid="00409574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fo:font-weight="normal" officeooo:rsid="00421891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fo:font-weight="normal" officeooo:rsid="0043330c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fo:font-weight="normal" officeooo:rsid="004d7be9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344588" style:font-size-asian="12pt" style:font-size-complex="12pt"/>
    </style:style>
    <style:style style:name="T29" style:family="text">
      <style:text-properties officeooo:rsid="0039967e"/>
    </style:style>
    <style:style style:name="T30" style:family="text">
      <style:text-properties officeooo:rsid="0046e710"/>
    </style:style>
    <style:style style:name="T31" style:family="text">
      <style:text-properties officeooo:rsid="004ced05"/>
    </style:style>
    <style:style style:name="T32" style:family="text">
      <style:text-properties officeooo:rsid="004e7a04"/>
    </style:style>
    <style:style style:name="T33" style:family="text">
      <style:text-properties officeooo:rsid="005088f6"/>
    </style:style>
    <style:style style:name="T34" style:family="text">
      <style:text-properties fo:color="#1c1c1c" style:text-outline="false" style:text-line-through-style="none" style:text-line-through-type="none" style:font-name="Noto Sans SemiBold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35" style:family="text">
      <style:text-properties fo:color="#1c1c1c" style:text-outline="false" style:text-line-through-style="none" style:text-line-through-type="none" style:font-name="Noto Sans SemiBold" fo:font-size="26pt" fo:font-style="normal" fo:text-shadow="none" style:text-underline-style="none" style:letter-kerning="true" style:font-size-asian="26pt" style:font-style-asian="normal" style:text-emphasize="none"/>
    </style:style>
    <style:style style:name="T36" style:family="text">
      <style:text-properties fo:color="#1c1c1c" style:text-outline="false" style:text-line-through-style="none" style:text-line-through-type="none" style:font-name="Noto Sans SemiBold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37" style:family="text">
      <style:text-properties fo:color="#1c1c1c" style:text-outline="false" style:text-line-through-style="none" style:text-line-through-type="none" style:font-name="Noto Sans SemiBold" fo:font-style="normal" fo:text-shadow="none" style:text-underline-style="none" style:letter-kerning="true" style:font-style-asian="normal" style:text-emphasize="none"/>
    </style:style>
    <style:style style:name="T38" style:family="text">
      <style:text-properties fo:color="#1c1c1c" style:text-outline="false" style:text-line-through-style="none" style:text-line-through-type="none" style:font-name="Noto Sans SemiBold" fo:font-style="normal" fo:text-shadow="none" style:text-underline-style="none" fo:font-weight="normal" style:letter-kerning="true" style:font-style-asian="normal" style:font-weight-asian="normal" style:text-emphasize="none"/>
    </style:style>
    <style:style style:name="T39" style:family="text">
      <style:text-properties fo:color="#1c1c1c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0" style:family="text">
      <style:text-properties fo:color="#1c1c1c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84b1" style:letter-kerning="true" style:font-size-asian="12pt" style:font-style-asian="normal" style:font-weight-asian="normal" style:font-size-complex="12pt" style:text-emphasize="none"/>
    </style:style>
    <style:style style:name="T41" style:family="text">
      <style:text-properties fo:color="#1c1c1c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7be9" style:letter-kerning="true" style:font-size-asian="12pt" style:font-style-asian="normal" style:font-weight-asian="normal" style:font-size-complex="12pt" style:font-weight-complex="normal" style:text-emphasize="none"/>
    </style:style>
    <style:style style:name="T42" style:family="text">
      <style:text-properties fo:color="#1c1c1c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e84b1" style:letter-kerning="true" style:font-size-asian="12pt" style:font-style-asian="normal" style:font-weight-asian="normal" style:font-size-complex="12pt" style:font-weight-complex="normal" style:text-emphasize="none"/>
    </style:style>
    <style:style style:name="T43" style:family="text">
      <style:text-properties fo:color="#1c1c1c" style:text-outline="false" style:text-line-through-style="none" style:text-line-through-type="none" style:text-position="0% 100%" style:font-name="Noto Sans SemiBold" fo:font-size="26pt" fo:font-style="normal" fo:text-shadow="none" style:text-underline-style="none" fo:font-weight="normal" officeooo:rsid="004d7be9" style:letter-kerning="true" style:font-size-asian="26pt" style:font-style-asian="normal" style:font-weight-asian="normal" style:font-size-complex="12pt" style:font-weight-complex="normal" style:text-emphasize="none"/>
    </style:style>
    <style:style style:name="T44" style:family="text">
      <style:text-properties fo:color="#1c1c1c" style:text-outline="false" style:text-line-through-style="none" style:text-line-through-type="none" style:text-position="0% 100%" style:font-name="Noto Sans SemiBold" fo:font-size="12pt" fo:font-style="normal" fo:text-shadow="none" style:text-underline-style="none" fo:font-weight="normal" officeooo:rsid="004d7be9" style:letter-kerning="true" style:font-size-asian="12pt" style:font-style-asian="normal" style:font-weight-asian="normal" style:font-size-complex="12pt" style:font-weight-complex="normal" style:text-emphasize="none"/>
    </style:style>
    <style:style style:name="T45" style:family="text">
      <style:text-properties fo:color="#1c1c1c" style:text-outline="false" style:text-line-through-style="none" style:text-line-through-type="none" style:text-position="0% 100%" style:font-name="Noto Sans SemiBold" fo:font-style="normal" fo:text-shadow="none" style:text-underline-style="none" fo:font-weight="normal" officeooo:rsid="004d7be9" style:letter-kerning="true" style:font-style-asian="normal" style:font-weight-asian="normal" style:font-weight-complex="normal" style:text-emphasize="none"/>
    </style:style>
    <style:style style:name="T46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officeooo:rsid="004d7be9" style:letter-kerning="true" style:font-style-asian="normal" style:font-weight-asian="normal" style:font-weight-complex="normal" style:text-emphasize="none"/>
    </style:style>
    <style:style style:name="T47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officeooo:rsid="005e84b1" style:letter-kerning="true" style:font-style-asian="normal" style:font-weight-asian="normal" style:font-weight-complex="normal" style:text-emphasize="none"/>
    </style:style>
    <style:style style:name="T48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49" style:family="text">
      <style:text-properties fo:color="#1c1c1c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50" style:family="text">
      <style:text-properties fo:color="#1c1c1c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1" style:family="text">
      <style:text-properties fo:font-weight="normal" style:font-weight-asian="normal"/>
    </style:style>
    <style:style style:name="T52" style:family="text">
      <style:text-properties officeooo:rsid="00601d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/>
      <text:p text:style-name="P34"/>
      <text:p text:style-name="P34"/>
      <text:p text:style-name="P34"/>
      <text:p text:style-name="P34"/>
      <text:p text:style-name="P34"/>
      <text:p text:style-name="P34">Minimalno sortiranje inverzijom intervala</text:p>
      <text:p text:style-name="P34">(Minimum sorting by reversals)</text:p>
      <text:p text:style-name="P3">Naučni rad u okviru kursa</text:p>
      <text:p text:style-name="P3">Računarska inteligencija</text:p>
      <text:p text:style-name="P3">Matematički fakultet</text:p>
      <text:p text:style-name="P3">Univerzitet u Beogradu</text:p>
      <text:p text:style-name="P3"/>
      <text:p text:style-name="P21">Arsenijević Vladimir 39/2017</text:p>
      <text:p text:style-name="P21">Vujčić Luka 63/2017</text:p>
      <text:p text:style-name="P51"/>
      <text:p text:style-name="P2"/>
      <text:p text:style-name="P4">Uvod</text:p>
      <text:p text:style-name="P22"/>
      <text:p text:style-name="P24">Motivacija</text:p>
      <text:p text:style-name="P23"/>
      <text:p text:style-name="P35">Problem preuređenja gen<text:span text:style-name="T1">oma</text:span> je jedan od osnovnih problema molekularne biologije. </text:p>
      <text:p text:style-name="P35"/>
      <text:p text:style-name="P36">Preuređenje genoma <text:s/>predstavlja njihovo pomeranje ili kopiranje na neku drugu lokaciju u okviru istog <text:s/><text:span text:style-name="T3">ili drugog hromozoma.</text:span></text:p>
      <text:p text:style-name="P36"/>
      <text:p text:style-name="P37">Jedno od najznačanijih preuređenja <text:span text:style-name="T2">genoma</text:span> je inverzija . </text:p>
      <text:p text:style-name="P37"/>
      <text:p text:style-name="P33">Pregled različitih varijanata problema</text:p>
      <text:p text:style-name="P39"/>
      <text:p text:style-name="P38"><text:span text:style-name="T4">Problem dolazi u dve varijante: </text:span><text:span text:style-name="T6">orijentisane</text:span><text:span text:style-name="T4"> i </text:span><text:span text:style-name="T6">neorijentisane</text:span><text:span text:style-name="T4"> inverzije. </text:span></text:p>
      <text:p text:style-name="P38"/>
      <text:p text:style-name="P40">Ispostavlja se da je problem orijentisanih inverzija značajno lakši od problema neorijentisanih inverzija.</text:p>
      <text:p text:style-name="P40"/>
      <text:p text:style-name="P40">Problem orijentisanih inverzija je rešiv u polinomskom vremenu.</text:p>
      <text:p text:style-name="P40"/>
      <text:p text:style-name="P40">Problem neorijentisanih inverzija je NP težak problem.</text:p>
      <text:p text:style-name="P40"/>
      <text:p text:style-name="P40">U daljem nastavku, bavimo se isključivo neorijentisanim slučajem.</text:p>
      <text:p text:style-name="P40"/>
      <text:p text:style-name="P40"><text:tab/><text:tab/><text:tab/><text:tab/><text:span text:style-name="T7">Formulacija neorijentisanog slučaja</text:span></text:p>
      <text:p text:style-name="P8">Postavka: </text:p>
      <text:p text:style-name="P8"/>
      <text:p text:style-name="P8">Data je permutacija elemenata od 1 do n. <text:span text:style-name="T8">Potrebno je permutaciju dozvoljenim operacijama dovesti do permutacije identiteta (permutacija sortirana rastuće), tako da broj operacija bude minimalan.</text:span></text:p>
      <text:p text:style-name="P9"/>
      <text:p text:style-name="P10"><text:span text:style-name="T8">D</text:span>ozvoljene operacije su operacije invertovanja intervala [i,j], 1&lt;=i,j&lt;=n.</text:p>
      <text:p text:style-name="P10"/>
      <text:p text:style-name="P10">Primer:</text:p>
      <text:p text:style-name="P11"/>
      <text:p text:style-name="P12">Ulazni niz: [1,4,2,3]</text:p>
      <text:p text:style-name="P12"/>
      <text:p text:style-name="P12">Koraci:</text:p>
      <text:p text:style-name="P12"/>
      <text:p text:style-name="P12">[1,4,2,3] → inverujemo [2,3]</text:p>
      <text:p text:style-name="P12">[1,2,4,3] → inverujemo [3,4]</text:p>
      <text:p text:style-name="P12">[1,2,3,4] </text:p>
      <text:p text:style-name="P12"/>
      <text:p text:style-name="P12">Dobili smo permutaciju identiteta , koristeći dve odgovarajuće operacije.</text:p>
      <text:p text:style-name="P12"/>
      <text:p text:style-name="P12">Možemo se uveriti da je ovo minimalan broj operacija.</text:p>
      <text:p text:style-name="P28"/>
      <text:p text:style-name="P52">Opis rešenja</text:p>
      <text:p text:style-name="P7"/>
      <text:p text:style-name="P29"/>
      <text:p text:style-name="P13">Za rešavanje ovog problema ovde koristimo genetske algoritme <text:span text:style-name="T9">sa promenljivom dužinom jedinke</text:span>.</text:p>
      <text:p text:style-name="P14"/>
      <text:p text:style-name="P16"><text:tab/><text:tab/><text:tab/><text:tab/><text:tab/> <text:s text:c="6"/><text:span text:style-name="T7">Kodiranje rešenja</text:span></text:p>
      <text:p text:style-name="P30"/>
      <text:p text:style-name="P16">Kako je potrebno proivoljnu permutaciju dovesti do identične permutacije, potreban nam je niz koraka.</text:p>
      <text:p text:style-name="P16"/>
      <text:p text:style-name="P16">Taj niz koraka je sekvenca operacija inverzije intervala koji invertujemo.</text:p>
      <text:p text:style-name="P16"/>
      <text:p text:style-name="P16">Naš hromozom je oblika: [a<text:span text:style-name="T10">1</text:span><text:span text:style-name="T16">,b</text:span><text:span text:style-name="T11">1</text:span><text:span text:style-name="T17">,a</text:span><text:span text:style-name="T11">2</text:span><text:span text:style-name="T17">,b</text:span><text:span text:style-name="T11">2</text:span><text:span text:style-name="T17">,...,a</text:span><text:span text:style-name="T11">n</text:span><text:span text:style-name="T17">,b</text:span><text:span text:style-name="T11">n</text:span>].</text:p>
      <text:p text:style-name="P16"/>
      <text:p text:style-name="P16">Ovakav hromozom kodira inverzije: [a<text:span text:style-name="T10">1</text:span><text:span text:style-name="T16">,b</text:span><text:span text:style-name="T10">1</text:span><text:span text:style-name="T17">],[a</text:span><text:span text:style-name="T11">2</text:span><text:span text:style-name="T17">,b</text:span><text:span text:style-name="T11">2</text:span><text:span text:style-name="T17">],...,[a</text:span><text:span text:style-name="T11">n</text:span><text:span text:style-name="T17">,b</text:span><text:span text:style-name="T11">n</text:span>]</text:p>
      <text:p text:style-name="P16"/>
      <text:p text:style-name="P20">Kako broj potrebnih operacija nije fiksiran <text:s/><text:span text:style-name="T29">i</text:span> poznat za sve ulaze unapred <text:span text:style-name="T29">(ne može ni da bude poznat unapred, jer upravo minimalan broj operacija želimo da izračunamo)</text:span> iz ovog razloga koristimo promenljive dužine hromozoma</text:p>
      <text:p text:style-name="P16"/>
      <text:p text:style-name="P18"><text:span text:style-name="T5">Komentar</text:span>: Primetimo da je hromozom uvek parne dužine</text:p>
      <text:p text:style-name="P18"/>
      <text:p text:style-name="P25">Fitnes funkcija</text:p>
      <text:p text:style-name="P25"/>
      <text:p text:style-name="P26">Da bismo uveli fitnes funkciju najpre uvedimo prelomne tačke (breakpoints).</text:p>
      <text:p text:style-name="P26"/>
      <text:p text:style-name="P26">Neka je niz a=<text:span text:style-name="T28">[a</text:span><text:span text:style-name="T13">1</text:span><text:span text:style-name="T19">,</text:span><text:span text:style-name="T21">a</text:span><text:span text:style-name="T15">2</text:span><text:span text:style-name="T21">,...,a</text:span><text:span text:style-name="T15">n</text:span><text:span text:style-name="T28">].</text:span></text:p>
      <text:p text:style-name="P17"/>
      <text:p text:style-name="P26"><text:span text:style-name="T28">K</text:span><text:span text:style-name="T27">ažemo da između <text:s/></text:span><text:span text:style-name="T28">a</text:span><text:span text:style-name="T12">i</text:span><text:span text:style-name="T19"> </text:span><text:span text:style-name="T18">i </text:span><text:span text:style-name="T21">a</text:span><text:span text:style-name="T14">j</text:span><text:span text:style-name="T20"> postoji prelomna tačka ako važi <text:s/>|</text:span><text:span text:style-name="T21">a</text:span><text:span text:style-name="T14">i</text:span><text:span text:style-name="T21"> –</text:span><text:span text:style-name="T20"> </text:span><text:span text:style-name="T21">a</text:span><text:span text:style-name="T14">j</text:span><text:span text:style-name="T20">|&gt;1.</text:span></text:p>
      <text:p text:style-name="P41"/>
      <text:p text:style-name="P26"><text:span text:style-name="T20">Broj prelomnih tačaka niza jedak je </text:span><text:span text:style-name="T22">sumi svih prelomnih tačaka između susednih članova niza.</text:span></text:p>
      <text:p text:style-name="P42"/>
      <text:p text:style-name="P43">Kako utvrđujemo koliko je naš hromozom dobar?</text:p>
      <text:p text:style-name="P43"/>
      <text:p text:style-name="P27"><text:span text:style-name="T20">Naš hromozom je dobar onoliko koliko je dobra permutacija koja se dobije kad se hromozom primeni na početnu </text:span><text:span text:style-name="T23">permutaciju</text:span><text:span text:style-name="T20">. </text:span><text:span text:style-name="T25">Tako dobijenu permutaciju u daljem tekstu zovemo završna permutacija.</text:span></text:p>
      <text:p text:style-name="P43"/>
      <text:p text:style-name="P45"><text:span text:style-name="T5">Napomena: </text:span>Završna permutacija je u potpunosti određena početnim nizom i hromozomom</text:p>
      <text:p text:style-name="P43"/>
      <text:p text:style-name="P31"><text:span text:style-name="T20">Takođe želimo da imamo što kraći </text:span><text:span text:style-name="T24">hromozom.</text:span></text:p>
      <text:p text:style-name="P46"/>
      <text:p text:style-name="P32"><text:span text:style-name="T24">T</text:span><text:span text:style-name="T20">ako da fitnes našeg hromozoma definišemo kao: </text:span></text:p>
      <text:p text:style-name="P47"/>
      <text:p text:style-name="P47"><text:span text:style-name="T30">T</text:span>ežina1*<text:span text:style-name="T30">d</text:span>užina(hromozoma)+<text:span text:style-name="T30">t</text:span>ežina2*brojPrelomnihTačaka(završna permutacija)</text:p>
      <text:p text:style-name="P47"/>
      <text:p text:style-name="P47">Težina1 i težina2 su parametri algoritma, određuju uticaj broja prelomnih tačaka i dužine, <text:span text:style-name="T30">određujemo empirijski</text:span>.</text:p>
      <text:p text:style-name="P47"/>
      <text:p text:style-name="P47"/>
      <text:p text:style-name="P50"><text:soft-page-break/>Operator ukrštanja hromozoma</text:p>
      <text:p text:style-name="P50"/>
      <text:p text:style-name="P48">Razlikujemo slučajeve kada su <text:span text:style-name="T31">dva hromozoma jednakih ili različitih dužina</text:span></text:p>
      <text:p text:style-name="P48"/>
      <text:p text:style-name="P49">1. Jednak<text:span text:style-name="T32">e dužine</text:span></text:p>
      <text:p text:style-name="P49"/>
      <text:p text:style-name="P49"><text:tab/><text:span text:style-name="T33">Koristimo standardno ukrštanje sa dve fiksne tačke. </text:span></text:p>
      <text:p text:style-name="P49"/>
      <text:p text:style-name="P49"><text:span text:style-name="T32">2.</text:span> <text:s/><text:span text:style-name="T32">Različite dužine</text:span></text:p>
      <text:p text:style-name="P49"><text:tab/><text:span text:style-name="T52">Biram</text:span></text:p>
      <text:p text:style-name="P56">Primer:</text:p>
      <text:p text:style-name="P58"><text:span text:style-name="T42"><text:tab/>Roditelj 1: </text:span><text:span text:style-name="T41">0,1,2,3,4,5</text:span></text:p>
      <text:p text:style-name="P60"><text:span text:style-name="T47"><text:tab/>Roditelj 2</text:span><text:span text:style-name="T46">: 1,5,2,1</text:span></text:p>
      <text:p text:style-name="P61"><text:span text:style-name="T46"><text:tab/>D</text:span><text:span text:style-name="T48">ete 1: 0,1,5,2,1</text:span></text:p>
      <text:p text:style-name="P59"><text:span text:style-name="T42"><text:tab/>Dete 2: 1,2,3,4</text:span></text:p>
      <text:p text:style-name="P49"/>
      <text:p text:style-name="P49"/>
      <text:p text:style-name="P54">Operatori mutacije</text:p>
      <text:p text:style-name="P54"/>
      <text:p text:style-name="P62"><text:span text:style-name="T49">Postoje 4 operatora mutacije</text:span></text:p>
      <text:p text:style-name="P63"><text:span text:style-name="T50"><text:s/>Uzmemo 2 inverzije (a b) I (c d) iz niza inverzija. Obrisemo b i c i dobijemo novu jedinku</text:span></text:p>
      <text:p text:style-name="P63"><text:span text:style-name="T50"><text:s/>Izaberemo 2 inverzije (a b) I (c d) I na pozicije nakon b I pre c umetnemo 2 random broja cime dobijamo duzu jedinku.</text:span></text:p>
      <text:p text:style-name="P63"><text:span text:style-name="T50">Izmena nasumicnog gena iz hromozoma</text:span></text:p>
      <text:p text:style-name="P63"><text:span text:style-name="T50">Izaberemo 2 pozicije iz niza inverzija I umetnemo random broj na tu poziciju cime dobijamo duzu jedinku.</text:span></text:p>
      <text:p text:style-name="P57"/>
      <text:p text:style-name="P44"/>
      <text:p text:style-name="P44"/>
      <text:p text:style-name="P25"/>
      <text:p text:style-name="P18"/>
      <text:p text:style-name="P19"/>
      <text:p text:style-name="P19"/>
      <text:p text:style-name="P18"/>
      <text:p text:style-name="P19"/>
      <text:p text:style-name="P18"/>
      <text:p text:style-name="P18"/>
      <text:p text:style-name="P15"/>
      <text:p text:style-name="P13"/>
      <text:p text:style-name="P53">Eksperimentalni rezultati</text:p>
      <text:p text:style-name="P53">Zaključak</text:p>
      <text:p text:style-name="P53">Literatura</text:p>
      <text:p text:style-name="P5"/>
      <text:p text:style-name="P6">https://www.researchgate.net/publication/221009015_Sorting_unsigned_permutations_by_reversals_using_multi-objective_evolutionary_algorithms_with_variable_size_individu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50%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0_7e_LT_7e_Gliederung_20_1" style:display-name="Alizarin0~LT~Gliederung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57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4:56:37.558794829</meta:creation-date>
    <meta:generator>LibreOffice/6.0.7.3$Linux_X86_64 LibreOffice_project/00m0$Build-3</meta:generator>
    <dc:date>2020-12-30T13:27:35.543614556</dc:date>
    <meta:editing-duration>PT5H1M5S</meta:editing-duration>
    <meta:editing-cycles>56</meta:editing-cycles>
    <meta:document-statistic meta:table-count="0" meta:image-count="0" meta:object-count="0" meta:page-count="7" meta:paragraph-count="73" meta:word-count="510" meta:character-count="3886" meta:non-whitespace-character-count="3411"/>
  </office:meta>
</office:document-meta>
</file>